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59pt"/>
    </style:style>
    <style:style style:name="co2" style:family="table-column">
      <style:table-column-properties fo:break-before="auto" style:column-width="196.9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9.0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moscow_ministry_nam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gencyID</text:p>
          </table:table-cell>
          <table:table-cell office:value-type="string" calcext:value-type="string">
            <text:p>AgencyNameEnglish</text:p>
          </table:table-cell>
          <table:table-cell office:value-type="string" calcext:value-type="string">
            <office:annotation office:display="true" draw:style-name="gr2" draw:text-style-name="P1" svg:width="236.52pt" svg:height="64.69pt" svg:x="439.91pt" svg:y="16.19pt" draw:caption-point-x="-81.35pt" draw:caption-point-y="-15.9pt">
              <dc:date>2016-09-12T00:00:00</dc:date>
              <text:p text:style-name="P2">Main source: <text:a xlink:href="http://mgoprofgos.ru/files/30082012-12_45_59.pdf" xlink:type="simple">http://mgoprofgos.ru/files/30082012-12_45_59.pdf</text:a></text:p>
              <text:p text:style-name="P2">Second source:</text:p>
              <text:p text:style-name="P2"><text:a xlink:href="http://www.gks.ru/bgd/free/B09_03/IssWWW.exe/Stg/trud/plat2308.htm" xlink:type="simple">http://www.gks.ru/bgd/free/B09_03/IssWWW.exe/Stg/trud/plat2308.htm</text:a></text:p>
              <text:p text:style-name="P2"/>
            </office:annotation>
            <text:p>AverageWage2012</text:p>
          </table:table-cell>
          <table:table-cell office:value-type="string" calcext:value-type="string">
            <text:p>AverageWage2012USD</text:p>
          </table:table-cell>
        </table:table-row>
        <table:table-row table:style-name="ro1">
          <table:table-cell office:value-type="string" calcext:value-type="string">
            <text:p>01482000052</text:p>
          </table:table-cell>
          <table:table-cell office:value-type="string" calcext:value-type="string">
            <text:p>Housing</text:p>
          </table:table-cell>
          <table:table-cell office:value-type="float" office:value="53022" calcext:value-type="float">
            <text:p>5302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01731000001</text:p>
          </table:table-cell>
          <table:table-cell office:value-type="string" calcext:value-type="string">
            <text:p>Finance</text:p>
          </table:table-cell>
          <table:table-cell office:value-type="float" office:value="66276" calcext:value-type="float">
            <text:p>66276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01731000022</text:p>
          </table:table-cell>
          <table:table-cell office:value-type="string" calcext:value-type="string">
            <text:p>Foreign Affairs</text:p>
          </table:table-cell>
          <table:table-cell office:value-type="float" office:value="56493" calcext:value-type="float">
            <text:p>5649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01731000034</text:p>
          </table:table-cell>
          <table:table-cell office:value-type="string" calcext:value-type="string">
            <text:p>Emergency Situations</text:p>
          </table:table-cell>
          <table:table-cell office:value-type="float" office:value="97132" calcext:value-type="float">
            <text:p>97132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01731000037</text:p>
          </table:table-cell>
          <table:table-cell office:value-type="string" calcext:value-type="string">
            <text:p>Education and Science</text:p>
          </table:table-cell>
          <table:table-cell office:value-type="float" office:value="56883" calcext:value-type="float">
            <text:p>56883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01731000045</text:p>
          </table:table-cell>
          <table:table-cell office:value-type="string" calcext:value-type="string">
            <text:p>Defense</text:p>
          </table:table-cell>
          <table:table-cell office:value-type="float" office:value="50303" calcext:value-type="float">
            <text:p>5030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1731000046</text:p>
          </table:table-cell>
          <table:table-cell office:value-type="string" calcext:value-type="string">
            <text:p>Regional Development</text:p>
          </table:table-cell>
          <table:table-cell office:value-type="float" office:value="66558" calcext:value-type="float">
            <text:p>66558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01731000054</text:p>
          </table:table-cell>
          <table:table-cell office:value-type="string" calcext:value-type="string">
            <text:p>Health and Social Development</text:p>
          </table:table-cell>
          <table:table-cell office:value-type="float" office:value="81196" calcext:value-type="float">
            <text:p>8119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01731000064</text:p>
          </table:table-cell>
          <table:table-cell office:value-type="string" calcext:value-type="string">
            <text:p>Agriculture</text:p>
          </table:table-cell>
          <table:table-cell office:value-type="float" office:value="42394" calcext:value-type="float">
            <text:p>4239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01731000075</text:p>
          </table:table-cell>
          <table:table-cell office:value-type="string" calcext:value-type="string">
            <text:p>Communications</text:p>
          </table:table-cell>
          <table:table-cell office:value-type="float" office:value="49601" calcext:value-type="float">
            <text:p>49601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01731000077</text:p>
          </table:table-cell>
          <table:table-cell office:value-type="string" calcext:value-type="string">
            <text:p>Culture</text:p>
          </table:table-cell>
          <table:table-cell office:value-type="float" office:value="47170" calcext:value-type="float">
            <text:p>4717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01731000083</text:p>
          </table:table-cell>
          <table:table-cell office:value-type="string" calcext:value-type="string">
            <text:p>Energy</text:p>
          </table:table-cell>
          <table:table-cell office:value-type="float" office:value="45497" calcext:value-type="float">
            <text:p>4549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01731000086</text:p>
          </table:table-cell>
          <table:table-cell office:value-type="string" calcext:value-type="string">
            <text:p>Economic Development</text:p>
          </table:table-cell>
          <table:table-cell office:value-type="float" office:value="50383" calcext:value-type="float">
            <text:p>50383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01731000095</text:p>
          </table:table-cell>
          <table:table-cell office:value-type="string" calcext:value-type="string">
            <text:p>Industry and Trade</text:p>
          </table:table-cell>
          <table:table-cell office:value-type="float" office:value="45210" calcext:value-type="float">
            <text:p>4521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1731000108</text:p>
          </table:table-cell>
          <table:table-cell office:value-type="string" calcext:value-type="string">
            <text:p>Justice</text:p>
          </table:table-cell>
          <table:table-cell office:value-type="float" office:value="53976" calcext:value-type="float">
            <text:p>5397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01731000113</text:p>
          </table:table-cell>
          <table:table-cell office:value-type="string" calcext:value-type="string">
            <text:p>Natural Resources and Ecology</text:p>
          </table:table-cell>
          <table:table-cell office:value-type="float" office:value="46641" calcext:value-type="float">
            <text:p>4664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01731000125</text:p>
          </table:table-cell>
          <table:table-cell office:value-type="string" calcext:value-type="string">
            <text:p>Internal Affairs</text:p>
          </table:table-cell>
          <table:table-cell office:value-type="float" office:value="75599" calcext:value-type="float">
            <text:p>75599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01731000139</text:p>
          </table:table-cell>
          <table:table-cell office:value-type="string" calcext:value-type="string">
            <text:p>Transport</text:p>
          </table:table-cell>
          <table:table-cell office:value-type="float" office:value="47431" calcext:value-type="float">
            <text:p>4743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01731000144</text:p>
          </table:table-cell>
          <table:table-cell office:value-type="string" calcext:value-type="string">
            <text:p>Sport, Tourism, and Youth</text:p>
          </table:table-cell>
          <table:table-cell office:value-type="float" office:value="38806" calcext:value-type="float">
            <text:p>3880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01951000002</text:p>
          </table:table-cell>
          <table:table-cell office:value-type="string" calcext:value-type="string">
            <text:p>Health</text:p>
          </table:table-cell>
          <table:table-cell office:value-type="float" office:value="81196" calcext:value-type="float">
            <text:p>8119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01951000003</text:p>
          </table:table-cell>
          <table:table-cell office:value-type="string" calcext:value-type="string">
            <text:p>Labor and Social Protection</text:p>
          </table:table-cell>
          <table:table-cell office:value-type="float" office:value="54614" calcext:value-type="float">
            <text:p>54614</text:p>
          </table:table-cell>
          <table:table-cell office:value-type="float" office:value="1820" calcext:value-type="float">
            <text:p>1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05:31.0766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8:28:24.581105000</dc:date>
    <meta:editing-duration>PT14M42S</meta:editing-duration>
    <meta:editing-cycles>5</meta:editing-cycles>
    <meta:generator>LibreOffice/5.1.3.2$MacOSX_X86_64 LibreOffice_project/644e4637d1d8544fd9f56425bd6cec110e49301b</meta:generator>
    <meta:document-statistic meta:table-count="1" meta:cell-count="88" meta:object-count="0"/>
  </office:meta>
</office:document-meta>
</file>